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Computer Modern" svg:font-family="'Computer Modern'"/>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solid" svg:stroke-width="0.014cm" svg:stroke-color="#bfbfbf" draw:stroke-linejoin="miter" svg:stroke-linecap="butt" draw:fill="none" fo:padding-top="0.007cm" fo:padding-bottom="0.007cm" fo:padding-left="0.007cm" fo:padding-right="0.007cm" loext:decorative="false"/>
    </style:style>
    <style:style style:name="gr2" style:family="graphic" style:parent-style-name="standard">
      <style:graphic-properties draw:stroke="solid" svg:stroke-width="0.007cm" svg:stroke-color="#808080" draw:stroke-linejoin="miter" svg:stroke-linecap="butt" draw:fill="none" fo:padding-top="0.003cm" fo:padding-bottom="0.003cm" fo:padding-left="0.003cm" fo:padding-right="0.003cm" loext:decorative="false"/>
    </style:style>
    <style:style style:name="gr3" style:family="graphic" style:parent-style-name="standard">
      <style:graphic-properties draw:stroke="solid" svg:stroke-width="0.014cm" svg:stroke-color="#000000" draw:stroke-linejoin="miter" svg:stroke-linecap="butt" draw:fill="none" fo:padding-top="0.007cm" fo:padding-bottom="0.007cm" fo:padding-left="0.007cm" fo:padding-right="0.007cm" loext:decorative="false"/>
    </style:style>
    <style:style style:name="gr4"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loext:decorative="false"/>
      <style:paragraph-properties style:writing-mode="lr-tb"/>
    </style:style>
    <style:style style:name="gr5" style:family="graphic" style:parent-style-name="standard">
      <style:graphic-properties draw:stroke="solid" svg:stroke-width="0.014cm" svg:stroke-color="#0000cc" draw:stroke-linejoin="miter" svg:stroke-linecap="butt" draw:fill="none" fo:padding-top="0.007cm" fo:padding-bottom="0.007cm" fo:padding-left="0.007cm" fo:padding-right="0.007cm" loext:decorative="false"/>
    </style:style>
    <style:style style:name="gr6" style:family="graphic" style:parent-style-name="standard">
      <style:graphic-properties draw:stroke="solid" svg:stroke-width="0.014cm" svg:stroke-color="#cc0000" draw:stroke-linejoin="miter" svg:stroke-linecap="butt" draw:fill="none" fo:padding-top="0.007cm" fo:padding-bottom="0.007cm" fo:padding-left="0.007cm" fo:padding-right="0.007cm" loext:decorative="false"/>
    </style:style>
    <style:style style:name="gr7" style:family="graphic" style:parent-style-name="standard">
      <style:graphic-properties draw:stroke="none" draw:fill="none" draw:textarea-horizontal-align="left" draw:textarea-vertical-align="top" draw:auto-grow-height="true" draw:auto-grow-width="true" fo:min-height="0.245cm" fo:min-width="0.245cm" fo:padding-top="0cm" fo:padding-bottom="0cm" fo:padding-left="0cm" fo:padding-right="0cm" loext:decorative="false"/>
      <style:paragraph-properties style:writing-mode="lr-tb"/>
    </style:style>
    <style:style style:name="gr8" style:family="graphic" style:parent-style-name="standard">
      <style:graphic-properties draw:stroke="solid" svg:stroke-width="0.014cm" svg:stroke-color="#000000" draw:stroke-linejoin="miter" svg:stroke-linecap="butt" draw:fill="solid" draw:fill-color="#ffffff" fo:padding-top="0.007cm" fo:padding-bottom="0.007cm" fo:padding-left="0.007cm" fo:padding-right="0.007cm" loext:decorative="false"/>
    </style:style>
    <style:style style:name="gr9" style:family="graphic" style:parent-style-name="standard">
      <style:graphic-properties draw:stroke="none" svg:stroke-color="#000000" draw:fill="none" draw:fill-color="#ffffff" draw:auto-grow-height="true" draw:auto-grow-width="false" fo:min-height="0.39cm" loext:decorative="false"/>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9.89999961853027pt" style:font-size-asian="9.89999961853027pt" style:font-size-complex="9.89999961853027pt"/>
    </style:style>
    <style:style style:name="P4" style:family="paragraph">
      <loext:graphic-properties draw:fill="none"/>
      <style:text-properties fo:font-size="6.90000009536743pt" style:font-size-asian="6.90000009536743pt" style:font-size-complex="6.90000009536743pt"/>
    </style:style>
    <style:style style:name="P5" style:family="paragraph">
      <loext:graphic-properties draw:fill="solid" draw:fill-color="#ffffff"/>
    </style:style>
    <style:style style:name="P6" style:family="paragraph">
      <style:text-properties style:font-name="Liberation Sans" fo:font-size="10pt" fo:background-color="#ffffff" style:font-size-asian="10pt" style:font-size-complex="10pt"/>
    </style:style>
    <style:style style:name="P7" style:family="paragraph">
      <loext:graphic-properties draw:fill="none" draw:fill-color="#ffffff"/>
      <style:text-properties style:font-name="Liberation Sans" fo:font-size="10pt" fo:background-color="#ffffff" style:font-size-asian="10pt" style:font-size-complex="10pt"/>
    </style:style>
    <style:style style:name="T1" style:family="text">
      <style:text-properties fo:color="#000000" loext:opacity="100%" style:font-name="Computer Modern" fo:font-size="9.89999961853027pt" fo:font-weight="normal" style:font-name-asian="Computer Modern" style:font-size-asian="9.89999961853027pt" style:font-weight-asian="normal" style:font-name-complex="Computer Modern" style:font-size-complex="9.89999961853027pt" style:font-weight-complex="normal"/>
    </style:style>
    <style:style style:name="T2" style:family="text">
      <style:text-properties fo:color="#000000" loext:opacity="100%" style:font-name="Computer Modern" fo:font-size="9.89999961853027pt" fo:font-style="italic" fo:font-weight="normal" style:font-name-asian="Computer Modern" style:font-size-asian="9.89999961853027pt" style:font-style-asian="italic" style:font-weight-asian="normal" style:font-name-complex="Computer Modern" style:font-size-complex="9.89999961853027pt" style:font-style-complex="italic" style:font-weight-complex="normal"/>
    </style:style>
    <style:style style:name="T3" style:family="text">
      <style:text-properties fo:color="#000000" loext:opacity="100%" style:font-name="Computer Modern" fo:font-size="6.90000009536743pt" fo:font-weight="normal" style:font-name-asian="Computer Modern" style:font-size-asian="6.90000009536743pt" style:font-weight-asian="normal" style:font-name-complex="Computer Modern" style:font-size-complex="6.90000009536743pt" style:font-weight-complex="normal"/>
    </style:style>
    <style:style style:name="T4" style:family="text">
      <style:text-properties style:font-name="Liberation Sans" fo:font-size="10pt" fo:background-color="#ffffff"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ath draw:style-name="gr1" draw:text-style-name="P1" draw:layer="layout" svg:width="16.192cm" svg:height="8.382cm" svg:x="1.283cm" svg:y="0.764cm" svg:viewBox="0 0 16193 8383" svg:d="M0 8383v-8383M1619 8383v-8383M3238 8383v-8383M4858 8383v-8383M6477 8383v-8383M8097 8383v-8383M9716 8383v-8383M11336 8383v-8383M12955 8383v-8383M14574 8383v-8383M16193 8383v-8383">
          <text:p/>
        </draw:path>
        <draw:path draw:style-name="gr1" draw:text-style-name="P1" draw:layer="layout" svg:width="16.192cm" svg:height="7.48cm" svg:x="1.283cm" svg:y="1.666cm" svg:viewBox="0 0 16193 7481" svg:d="M0 7481h16193M0 5985h16193M0 4489h16193M0 2993h16193M0 1496h16193M0 0h16193">
          <text:p/>
        </draw:path>
        <draw:path draw:style-name="gr2" draw:text-style-name="P1" draw:layer="layout" svg:width="16.192cm" svg:height="8.382cm" svg:x="1.283cm" svg:y="0.764cm" svg:viewBox="0 0 16193 8383" svg:d="M0 8383v-150M1619 8383v-150M3238 8383v-150M4858 8383v-150M6477 8383v-150M8097 8383v-150M9716 8383v-150M11336 8383v-150M12955 8383v-150M14574 8383v-150M16193 8383v-150M0 0v150M1619 0v150M3238 0v150M4858 0v150M6477 0v150M8097 0v150M9716 0v150M11336 0v150M12955 0v150M14574 0v150M16193 0v150">
          <text:p/>
        </draw:path>
        <draw:path draw:style-name="gr2" draw:text-style-name="P1" draw:layer="layout" svg:width="16.192cm" svg:height="7.48cm" svg:x="1.283cm" svg:y="1.666cm" svg:viewBox="0 0 16193 7481" svg:d="M0 7481h150M0 5985h150M0 4489h150M0 2993h150M0 1496h150M0 0h150M16193 7481h-150M16193 5985h-150M16193 4489h-150M16193 2993h-150M16193 1496h-150M16193 0h-150">
          <text:p/>
        </draw:path>
        <draw:polygon draw:style-name="gr3" draw:text-style-name="P1" draw:layer="layout" svg:width="16.192cm" svg:height="8.382cm" svg:x="1.283cm" svg:y="0.764cm" svg:viewBox="0 0 16193 8383" draw:points="0,8383 0,0 16193,0 16193,8383">
          <text:p/>
        </draw:polygon>
        <draw:frame draw:style-name="gr4" draw:text-style-name="P3" draw:layer="layout" svg:width="0.35cm" svg:height="0.48cm" svg:x="1.195cm" svg:y="9.122cm">
          <draw:text-box>
            <text:p text:style-name="P2"><text:span text:style-name="T1">4</text:span></text:p>
          </draw:text-box>
        </draw:frame>
        <draw:frame draw:style-name="gr4" draw:text-style-name="P3" draw:layer="layout" svg:width="0.35cm" svg:height="0.48cm" svg:x="2.815cm" svg:y="9.122cm">
          <draw:text-box>
            <text:p text:style-name="P2"><text:span text:style-name="T1">6</text:span></text:p>
          </draw:text-box>
        </draw:frame>
        <draw:frame draw:style-name="gr4" draw:text-style-name="P3" draw:layer="layout" svg:width="0.35cm" svg:height="0.48cm" svg:x="4.434cm" svg:y="9.122cm">
          <draw:text-box>
            <text:p text:style-name="P2"><text:span text:style-name="T1">8</text:span></text:p>
          </draw:text-box>
        </draw:frame>
        <draw:frame draw:style-name="gr4" draw:text-style-name="P3" draw:layer="layout" svg:width="0.4cm" svg:height="0.48cm" svg:x="5.965cm" svg:y="9.122cm">
          <draw:text-box>
            <text:p text:style-name="P2"><text:span text:style-name="T1">10</text:span></text:p>
          </draw:text-box>
        </draw:frame>
        <draw:frame draw:style-name="gr4" draw:text-style-name="P3" draw:layer="layout" svg:width="0.4cm" svg:height="0.48cm" svg:x="7.584cm" svg:y="9.122cm">
          <draw:text-box>
            <text:p text:style-name="P2"><text:span text:style-name="T1">12</text:span></text:p>
          </draw:text-box>
        </draw:frame>
        <draw:frame draw:style-name="gr4" draw:text-style-name="P3" draw:layer="layout" svg:width="0.4cm" svg:height="0.48cm" svg:x="9.204cm" svg:y="9.122cm">
          <draw:text-box>
            <text:p text:style-name="P2"><text:span text:style-name="T1">14</text:span></text:p>
          </draw:text-box>
        </draw:frame>
        <draw:frame draw:style-name="gr4" draw:text-style-name="P3" draw:layer="layout" svg:width="0.4cm" svg:height="0.48cm" svg:x="10.823cm" svg:y="9.122cm">
          <draw:text-box>
            <text:p text:style-name="P2"><text:span text:style-name="T1">16</text:span></text:p>
          </draw:text-box>
        </draw:frame>
        <draw:frame draw:style-name="gr4" draw:text-style-name="P3" draw:layer="layout" svg:width="0.4cm" svg:height="0.48cm" svg:x="12.442cm" svg:y="9.122cm">
          <draw:text-box>
            <text:p text:style-name="P2"><text:span text:style-name="T1">18</text:span></text:p>
          </draw:text-box>
        </draw:frame>
        <draw:frame draw:style-name="gr4" draw:text-style-name="P3" draw:layer="layout" svg:width="0.4cm" svg:height="0.48cm" svg:x="14.061cm" svg:y="9.122cm">
          <draw:text-box>
            <text:p text:style-name="P2"><text:span text:style-name="T1">20</text:span></text:p>
          </draw:text-box>
        </draw:frame>
        <draw:frame draw:style-name="gr4" draw:text-style-name="P3" draw:layer="layout" svg:width="0.4cm" svg:height="0.48cm" svg:x="15.681cm" svg:y="9.122cm">
          <draw:text-box>
            <text:p text:style-name="P2"><text:span text:style-name="T1">22</text:span></text:p>
          </draw:text-box>
        </draw:frame>
        <draw:frame draw:style-name="gr4" draw:text-style-name="P3" draw:layer="layout" svg:width="0.4cm" svg:height="0.48cm" svg:x="17.3cm" svg:y="9.122cm">
          <draw:text-box>
            <text:p text:style-name="P2"><text:span text:style-name="T1">24</text:span></text:p>
          </draw:text-box>
        </draw:frame>
        <draw:frame draw:style-name="gr4" draw:text-style-name="P3" draw:layer="layout" svg:width="0.35cm" svg:height="0.48cm" svg:x="0.983cm" svg:y="8.884cm">
          <draw:text-box>
            <text:p text:style-name="P2"><text:span text:style-name="T1">0</text:span></text:p>
          </draw:text-box>
        </draw:frame>
        <draw:frame draw:style-name="gr4" draw:text-style-name="P3" draw:layer="layout" svg:width="0.489cm" svg:height="0.48cm" svg:x="0.71cm" svg:y="7.388cm">
          <draw:text-box>
            <text:p text:style-name="P2"><text:span text:style-name="T1">0</text:span><text:span text:style-name="T2">.</text:span><text:span text:style-name="T1">2</text:span></text:p>
          </draw:text-box>
        </draw:frame>
        <draw:frame draw:style-name="gr4" draw:text-style-name="P3" draw:layer="layout" svg:width="0.489cm" svg:height="0.48cm" svg:x="0.71cm" svg:y="5.892cm">
          <draw:text-box>
            <text:p text:style-name="P2"><text:span text:style-name="T1">0</text:span><text:span text:style-name="T2">.</text:span><text:span text:style-name="T1">4</text:span></text:p>
          </draw:text-box>
        </draw:frame>
        <draw:frame draw:style-name="gr4" draw:text-style-name="P3" draw:layer="layout" svg:width="0.489cm" svg:height="0.48cm" svg:x="0.71cm" svg:y="4.396cm">
          <draw:text-box>
            <text:p text:style-name="P2"><text:span text:style-name="T1">0</text:span><text:span text:style-name="T2">.</text:span><text:span text:style-name="T1">6</text:span></text:p>
          </draw:text-box>
        </draw:frame>
        <draw:frame draw:style-name="gr4" draw:text-style-name="P3" draw:layer="layout" svg:width="0.489cm" svg:height="0.48cm" svg:x="0.71cm" svg:y="2.9cm">
          <draw:text-box>
            <text:p text:style-name="P2"><text:span text:style-name="T1">0</text:span><text:span text:style-name="T2">.</text:span><text:span text:style-name="T1">8</text:span></text:p>
          </draw:text-box>
        </draw:frame>
        <draw:frame draw:style-name="gr4" draw:text-style-name="P3" draw:layer="layout" svg:width="0.35cm" svg:height="0.48cm" svg:x="0.983cm" svg:y="1.404cm">
          <draw:text-box>
            <text:p text:style-name="P2"><text:span text:style-name="T1">1</text:span></text:p>
          </draw:text-box>
        </draw:frame>
        <draw:frame draw:style-name="gr4" draw:text-style-name="P3" draw:layer="layout" svg:width="0.489cm" svg:height="0.48cm" svg:x="1.396cm" svg:y="0.13cm">
          <draw:text-box>
            <text:p text:style-name="P2"><text:span text:style-name="T2">·</text:span><text:span text:style-name="T1">10</text:span></text:p>
          </draw:text-box>
        </draw:frame>
        <draw:polyline draw:style-name="gr5" draw:text-style-name="P1" draw:layer="layout" svg:width="19.415cm" svg:height="6.307cm" svg:x="-1.948cm" svg:y="2.839cm" svg:viewBox="0 0 19416 6308" draw:points="0,6308 20,6308 39,6308 59,6308 78,6308 97,6308 117,6308 136,6308 156,6308 175,6308 195,6308 214,6308 233,6308 253,6308 272,6308 292,6308 311,6308 331,6308 350,6308 370,6308 389,6308 408,6308 428,6308 447,6308 467,6308 486,6308 506,6308 525,6308 544,6308 564,6308 583,6308 603,6308 622,6308 642,6308 661,6308 680,6308 700,6308 719,6308 739,6308 758,6308 778,6308 797,6308 817,6308 836,6308 855,6308 875,6308 894,6308 914,6308 933,6308 953,6308 972,6308 991,6308 1011,6308 1030,6308 1050,6308 1069,6308 1089,6308 1108,6308 1127,6308 1147,6308 1166,6308 1186,6308 1205,6308 1225,6308 1244,6308 1264,6308 1283,6308 1302,6308 1322,6308 1341,6308 1361,6308 1380,6308 1400,6308 1419,6308 1438,6308 1458,6308 1477,6308 1497,6308 1516,6308 1536,6308 1555,6308 1574,6308 1594,6308 1613,6308 1633,6308 1652,6308 1672,6308 1691,6308 1711,6308 1730,6308 1749,6308 1769,6308 1788,6308 1808,6308 1827,6308 1847,6308 1866,6308 1885,6308 1905,6308 1924,6308 1944,6308 1963,6308 1983,6308 2002,6308 2021,6308 2041,6308 2060,6308 2080,6308 2099,6308 2119,6308 2138,6308 2157,6308 2177,6308 2196,6308 2216,6308 2235,6308 2255,6308 2274,6308 2294,6308 2313,6308 2332,6308 2352,6308 2371,6308 2391,6308 2410,6308 2430,6308 2449,6308 2468,6308 2488,6308 2507,6308 2527,6308 2546,6308 2566,6308 2585,6308 2604,6308 2624,6308 2643,6308 2663,6308 2682,6308 2702,6308 2721,6308 2741,6308 2760,6308 2779,6308 2799,6308 2818,6308 2838,6308 2857,6308 2877,6308 2896,6308 2915,6308 2935,6308 2954,6308 2974,6308 2993,6308 3013,6308 3032,6308 3051,6308 3071,6308 3090,6308 3110,6308 3129,6308 3149,6308 3168,6308 3188,6308 3207,6308 3226,6308 3246,6308 3265,6308 3285,6308 3304,6308 3324,6308 3343,6308 3362,6308 3382,6308 3401,6308 3421,6308 3440,6308 3460,6308 3479,6308 3498,6308 3518,6308 3537,6308 3557,6308 3576,6308 3596,6308 3615,6308 3635,6308 3654,6308 3673,6308 3693,6308 3712,6308 3732,6308 3751,6308 3771,6308 3790,6308 3809,6308 3829,6308 3848,6308 3868,6308 3887,6308 3907,6308 3926,6308 3945,6308 3965,6308 3984,6308 4004,6308 4023,6308 4043,6292 4062,6276 4082,6259 4101,6243 4120,6227 4140,6210 4159,6194 4179,6177 4198,6161 4218,6161 4237,6145 4256,6128 4276,6112 4295,6096 4315,6079 4334,6063 4354,6047 4373,6030 4392,6030 4412,6030 4431,6030 4451,6030 4470,6030 4490,6030 4509,6030 4529,6030 4548,6030 4567,6030 4587,6030 4606,6030 4626,6030 4645,6014 4665,5998 4684,5981 4703,5949 4723,5916 4742,5883 4762,5851 4781,5818 4801,5785 4820,5769 4839,5753 4859,5736 4878,5736 4898,5736 4917,5736 4937,5736 4956,5736 4975,5736 4995,5736 5014,5736 5034,5736 5053,5736 5073,5735 5092,5735 5112,5734 5131,5734 5150,5717 5170,5700 5189,5683 5209,5666 5228,5649 5248,5616 5267,5583 5286,5550 5306,5517 5325,5483 5345,5450 5364,5417 5384,5400 5403,5383 5422,5366 5442,5366 5461,5365 5481,5365 5500,5365 5520,5365 5539,5365 5559,5365 5578,5364 5597,5364 5617,5363 5636,5362 5656,5362 5675,5361 5695,5345 5714,5328 5733,5311 5753,5294 5772,5277 5792,5260 5811,5243 5831,5226 5850,5210 5869,5193 5889,5192 5908,5192 5928,5192 5947,5192 5967,5191 5986,5174 6006,5157 6025,5140 6044,5124 6064,5107 6083,5090 6103,5073 6122,5056 6142,5039 6161,5022 6180,5005 6200,5005 6219,5004 6239,5004 6258,4987 6278,4971 6297,4954 6316,4938 6336,4922 6355,4905 6375,4889 6394,4873 6414,4856 6433,4840 6453,4824 6472,4823 6491,4822 6511,4822 6530,4805 6550,4788 6569,4771 6589,4754 6608,4738 6627,4721 6647,4688 6666,4654 6686,4621 6705,4588 6725,4555 6744,4538 6763,4521 6783,4504 6802,4487 6822,4471 6841,4454 6861,4438 6880,4438 6900,4438 6919,4437 6938,4437 6958,4436 6977,4435 6997,4435 7016,4434 7036,4434 7055,4434 7074,4434 7094,4434 7113,4434 7133,4434 7152,4434 7172,4434 7191,4434 7210,4434 7230,4434 7249,4434 7269,4434 7288,4434 7308,4433 7327,4433 7347,4432 7366,4432 7385,4415 7405,4398 7424,4381 7444,4364 7463,4347 7483,4330 7502,4314 7521,4297 7541,4280 7560,4263 7580,4246 7599,4246 7619,4245 7638,4244 7657,4228 7677,4211 7696,4194 7716,4193 7735,4193 7755,4192 7774,4192 7793,4191 7813,4191 7832,4190 7852,4190 7871,4189 7891,4173 7910,4156 7930,4139 7949,4122 7968,4105 7988,4088 8007,4071 8027,4055 8046,4038 8066,4037 8085,4037 8104,4036 8124,4035 8143,4035 8163,4018 8182,4001 8202,3984 8221,3967 8240,3951 8260,3934 8279,3917 8299,3899 8318,3882 8338,3865 8357,3864 8377,3862 8396,3861 8415,3843 8435,3825 8454,3807 8474,3789 8493,3771 8513,3753 8532,3735 8551,3717 8571,3699 8590,3681 8610,3680 8629,3678 8649,3676 8668,3675 8687,3673 8707,3672 8726,3670 8746,3669 8765,3669 8785,3668 8804,3668 8824,3667 8843,3667 8862,3666 8882,3666 8901,3665 8921,3665 8940,3664 8960,3664 8979,3663 8998,3662 9018,3662 9037,3661 9057,3661 9076,3644 9096,3627 9115,3610 9134,3577 9154,3544 9173,3511 9193,3494 9212,3477 9232,3460 9251,3443 9271,3426 9290,3409 9309,3392 9329,3376 9348,3359 9368,3342 9387,3341 9407,3340 9426,3339 9445,3338 9465,3337 9484,3336 9504,3335 9523,3334 9543,3333 9562,3332 9581,3331 9601,3329 9620,3328 9640,3311 9659,3294 9679,3276 9698,3259 9718,3241 9737,3224 9756,3206 9776,3189 9795,3172 9815,3154 9834,3137 9854,3136 9873,3135 9892,3134 9912,3133 9931,3131 9951,3115 9970,3098 9990,3081 10009,3064 10028,3047 10048,3030 10067,3013 10087,2996 10106,2980 10126,2963 10145,2946 10165,2929 10184,2913 10203,2896 10223,2880 10242,2880 10262,2880 10281,2880 10301,2880 10320,2880 10339,2880 10359,2880 10378,2880 10398,2880 10417,2880 10437,2880 10456,2880 10475,2880 10495,2880 10514,2880 10534,2880 10553,2880 10573,2880 10592,2880 10611,2880 10631,2879 10650,2879 10670,2878 10689,2878 10709,2877 10728,2877 10748,2876 10767,2876 10786,2875 10806,2875 10825,2874 10845,2873 10864,2873 10884,2856 10903,2839 10922,2822 10942,2805 10961,2789 10981,2772 11000,2755 11020,2738 11039,2722 11058,2722 11078,2722 11097,2722 11117,2722 11136,2722 11156,2705 11175,2688 11195,2671 11214,2654 11233,2637 11253,2620 11272,2603 11292,2587 11311,2570 11331,2553 11350,2536 11369,2535 11389,2535 11408,2534 11428,2534 11447,2533 11467,2533 11486,2532 11505,2532 11525,2531 11544,2531 11564,2530 11583,2530 11603,2529 11622,2528 11642,2528 11662,2527 11681,2527 11701,2526 11720,2526 11740,2525 11759,2525 11779,2524 11798,2524 11817,2507 11837,2490 11856,2473 11876,2456 11895,2439 11915,2422 11934,2405 11953,2388 11973,2371 11992,2353 12012,2352 12031,2351 12051,2350 12070,2349 12090,2349 12109,2348 12128,2348 12148,2347 12167,2330 12187,2314 12206,2297 12226,2296 12245,2296 12264,2295 12284,2295 12303,2294 12323,2293 12342,2293 12362,2292 12381,2292 12400,2291 12420,2291 12439,2290 12459,2290 12478,2289 12498,2289 12517,2289 12537,2289 12556,2289 12575,2289 12595,2289 12614,2289 12634,2289 12653,2289 12673,2289 12692,2289 12711,2289 12731,2289 12750,2289 12770,2289 12789,2289 12809,2273 12828,2256 12847,2240 12867,2224 12886,2207 12906,2191 12925,2175 12945,2158 12964,2142 12984,2125 13003,2125 13022,2124 13042,2124 13061,2123 13081,2123 13100,2122 13120,2121 13139,2121 13158,2120 13178,2120 13197,2119 13217,2119 13236,2118 13256,2118 13275,2117 13294,2117 13314,2116 13333,2116 13353,2115 13372,2114 13392,2114 13411,2113 13430,2113 13450,2112 13469,2112 13489,2111 13508,2111 13528,2111 13547,2111 13567,2111 13586,2110 13605,2110 13625,2109 13644,2109 13664,2108 13683,2107 13703,2107 13722,2106 13741,2106 13761,2105 13780,2105 13800,2105 13819,2105 13839,2105 13858,2105 13877,2105 13897,2105 13916,2105 13936,2105 13955,2105 13975,2089 13994,2073 14014,2040 14033,2007 14052,1974 14072,1940 14091,1907 14111,1874 14130,1841 14150,1808 14169,1774 14188,1741 14208,1724 14227,1724 14247,1724 14266,1724 14286,1724 14305,1724 14324,1724 14344,1724 14363,1724 14383,1724 14402,1724 14422,1724 14441,1724 14461,1724 14480,1724 14499,1724 14519,1724 14538,1724 14558,1724 14577,1724 14597,1723 14616,1723 14635,1722 14655,1722 14674,1721 14694,1720 14713,1720 14733,1719 14752,1719 14771,1702 14791,1685 14810,1668 14830,1651 14849,1634 14869,1618 14888,1601 14908,1584 14927,1583 14946,1583 14966,1582 14985,1582 15005,1581 15024,1581 15044,1580 15063,1580 15082,1579 15102,1578 15121,1562 15141,1545 15160,1528 15180,1511 15199,1494 15218,1461 15238,1428 15257,1411 15277,1394 15296,1393 15316,1393 15335,1392 15355,1392 15374,1391 15393,1391 15413,1390 15432,1389 15452,1388 15471,1387 15491,1386 15510,1385 15529,1384 15549,1383 15568,1382 15588,1380 15607,1379 15627,1378 15646,1377 15665,1376 15685,1375 15704,1374 15724,1373 15743,1372 15763,1354 15782,1337 15801,1320 15821,1303 15840,1286 15860,1269 15879,1252 15899,1252 15918,1251 15938,1250 15957,1250 15976,1250 15996,1250 16015,1249 16035,1233 16054,1216 16074,1199 16093,1182 16112,1165 16132,1148 16151,1131 16171,1114 16190,1098 16210,1081 16229,1064 16248,1047 16268,1046 16287,1046 16307,1045 16326,1045 16346,1044 16365,1044 16385,1043 16404,1026 16423,1009 16443,993 16462,992 16482,991 16501,991 16521,990 16540,990 16559,989 16579,988 16598,987 16618,985 16637,984 16657,983 16676,982 16695,981 16715,981 16734,980 16754,980 16773,979 16793,978 16812,978 16832,977 16851,977 16870,976 16890,976 16909,975 16929,958 16948,942 16968,925 16987,908 17006,891 17026,874 17045,857 17065,824 17084,791 17104,758 17123,724 17142,691 17162,657 17181,624 17201,590 17220,556 17240,522 17259,505 17279,504 17298,503 17317,502 17337,501 17356,500 17376,498 17395,497 17415,496 17434,495 17453,494 17473,477 17492,459 17512,458 17531,457 17551,456 17570,455 17589,454 17609,453 17628,452 17648,434 17667,416 17687,398 17706,381 17726,363 17745,346 17764,328 17784,327 17803,309 17823,292 17842,276 17862,259 17881,242 17900,225 17920,208 17939,191 17959,174 17978,174 17998,173 18017,173 18036,172 18056,172 18075,155 18095,139 18114,123 18134,106 18153,90 18173,74 18192,57 18211,40 18231,23 18250,6 18270,6 18289,5 18309,5 18328,4 18347,4 18367,4 18386,4 18406,4 18425,4 18445,4 18464,3 18483,3 18503,2 18522,2 18542,1 18561,1 18581,0 18600,0 18619,0 18639,0 18658,0 18678,0 18697,0 18717,0 18736,0 18756,0 18775,0 18794,0 18814,0 18833,0 18853,0 18872,0 18892,0 18911,0 18930,0 18950,0 18969,0 18989,0 19008,0 19028,0 19047,0 19066,0 19086,0 19105,0 19125,0 19144,0 19164,0 19183,0 19203,0 19222,0 19241,0 19261,0 19280,0 19300,0 19319,0 19339,0 19358,0 19377,0 19397,0 19416,0">
          <text:p/>
        </draw:polyline>
        <draw:polyline draw:style-name="gr6" draw:text-style-name="P1" draw:layer="layout" svg:width="19.415cm" svg:height="7.62cm" svg:x="-1.948cm" svg:y="1.526cm" svg:viewBox="0 0 19416 7621" draw:points="0,7621 20,7621 39,7621 59,7621 78,7621 97,7621 117,7621 136,7621 156,7621 175,7621 195,7621 214,7621 233,7621 253,7621 272,7621 292,7621 311,7621 331,7621 350,7621 370,7621 389,7621 408,7621 428,7621 447,7621 467,7621 486,7621 506,7621 525,7621 544,7621 564,7621 583,7621 603,7621 622,7621 642,7621 661,7621 680,7621 700,7621 719,7621 739,7621 758,7621 778,7621 797,7621 817,7621 836,7621 855,7621 875,7621 894,7621 914,7621 933,7621 953,7621 972,7621 991,7621 1011,7621 1030,7621 1050,7621 1069,7621 1089,7621 1108,7621 1127,7621 1147,7621 1166,7621 1186,7621 1205,7621 1225,7621 1244,7621 1264,7621 1283,7621 1302,7621 1322,7621 1341,7621 1361,7621 1380,7621 1400,7621 1419,7621 1438,7621 1458,7621 1477,7621 1497,7621 1516,7621 1536,7621 1555,7621 1574,7621 1594,7621 1613,7621 1633,7621 1652,7621 1672,7621 1691,7621 1711,7621 1730,7621 1749,7621 1769,7621 1788,7621 1808,7621 1827,7621 1847,7621 1866,7621 1885,7621 1905,7621 1924,7621 1944,7621 1963,7621 1983,7621 2002,7621 2021,7621 2041,7621 2060,7621 2080,7621 2099,7621 2119,7621 2138,7621 2157,7621 2177,7621 2196,7621 2216,7621 2235,7621 2255,7621 2274,7621 2294,7621 2313,7621 2332,7621 2352,7621 2371,7621 2391,7621 2410,7621 2430,7621 2449,7621 2468,7621 2488,7621 2507,7621 2527,7621 2546,7621 2566,7621 2585,7621 2604,7621 2624,7621 2643,7621 2663,7621 2682,7621 2702,7621 2721,7621 2741,7621 2760,7621 2779,7621 2799,7621 2818,7621 2838,7621 2857,7621 2877,7621 2896,7621 2915,7621 2935,7621 2954,7621 2974,7621 2993,7621 3013,7621 3032,7621 3051,7621 3071,7621 3090,7621 3110,7621 3129,7621 3149,7621 3168,7621 3188,7621 3207,7621 3226,7621 3246,7621 3265,7621 3285,7621 3304,7621 3324,7621 3343,7621 3362,7621 3382,7621 3401,7621 3421,7621 3440,7621 3460,7621 3479,7621 3498,7621 3518,7621 3537,7621 3557,7621 3576,7621 3596,7621 3615,7621 3635,7621 3654,7621 3673,7621 3693,7621 3712,7621 3732,7621 3751,7621 3771,7621 3790,7621 3809,7621 3829,7621 3848,7621 3868,7621 3887,7621 3907,7621 3926,7621 3945,7621 3965,7621 3984,7621 4004,7621 4023,7621 4043,7621 4062,7620 4082,7620 4101,7619 4120,7618 4140,7618 4159,7617 4179,7617 4198,7616 4218,7616 4237,7615 4256,7615 4276,7614 4295,7614 4315,7613 4334,7613 4354,7612 4373,7611 4392,7611 4412,7610 4431,7610 4451,7609 4470,7609 4490,7608 4509,7607 4529,7605 4548,7603 4567,7602 4587,7600 4606,7599 4626,7597 4645,7595 4665,7577 4684,7559 4703,7541 4723,7524 4742,7506 4762,7488 4781,7470 4801,7452 4820,7434 4839,7416 4859,7398 4878,7380 4898,7362 4917,7344 4937,7326 4956,7308 4975,7290 4995,7272 5014,7254 5034,7236 5053,7218 5073,7217 5092,7215 5112,7213 5131,7212 5150,7210 5170,7208 5189,7206 5209,7204 5228,7202 5248,7199 5267,7197 5286,7195 5306,7193 5325,7191 5345,7189 5364,7187 5384,7184 5403,7182 5422,7180 5442,7178 5461,7176 5481,7174 5500,7171 5520,7153 5539,7135 5559,7116 5578,7098 5597,7079 5617,7061 5636,7042 5656,7024 5675,7005 5695,6987 5714,6968 5733,6950 5753,6931 5772,6913 5792,6894 5811,6876 5831,6857 5850,6839 5869,6820 5889,6802 5908,6783 5928,6765 5947,6746 5967,6728 5986,6709 6006,6691 6025,6672 6044,6654 6064,6635 6083,6617 6103,6615 6122,6612 6142,6610 6161,6608 6180,6606 6200,6604 6219,6602 6239,6600 6258,6597 6278,6595 6297,6593 6316,6591 6336,6589 6355,6587 6375,6584 6394,6582 6414,6580 6433,6578 6453,6576 6472,6574 6491,6572 6511,6569 6530,6551 6550,6532 6569,6514 6589,6495 6608,6477 6627,6458 6647,6440 6666,6421 6686,6403 6705,6384 6725,6366 6744,6364 6763,6362 6783,6360 6802,6357 6822,6355 6841,6353 6861,6351 6880,6349 6900,6347 6919,6344 6938,6342 6958,6340 6977,6338 6997,6336 7016,6335 7036,6333 7055,6332 7074,6329 7094,6327 7113,6325 7133,6323 7152,6321 7172,6319 7191,6316 7210,6314 7230,6312 7249,6310 7269,6308 7288,6306 7308,6304 7327,6301 7347,6299 7366,6297 7385,6295 7405,6293 7424,6291 7444,6288 7463,6286 7483,6284 7502,6282 7521,6280 7541,6278 7560,6276 7580,6273 7599,6271 7619,6269 7638,6267 7657,6265 7677,6263 7696,6260 7716,6258 7735,6256 7755,6254 7774,6252 7793,6250 7813,6231 7832,6213 7852,6194 7871,6176 7891,6158 7910,6140 7930,6122 7949,6104 7968,6086 7988,6068 8007,6050 8027,6048 8046,6047 8066,6030 8085,6013 8104,5979 8124,5945 8143,5911 8163,5878 8182,5844 8202,5810 8221,5776 8240,5743 8260,5709 8279,5675 8299,5673 8318,5672 8338,5670 8357,5669 8377,5667 8396,5665 8415,5664 8435,5662 8454,5660 8474,5659 8493,5657 8513,5656 8532,5654 8551,5652 8571,5651 8590,5649 8610,5648 8629,5646 8649,5644 8668,5626 8687,5608 8707,5590 8726,5573 8746,5555 8765,5537 8785,5519 8804,5501 8824,5483 8843,5465 8862,5447 8882,5429 8901,5411 8921,5393 8940,5375 8960,5357 8979,5339 8998,5321 9018,5287 9037,5253 9057,5218 9076,5184 9096,5150 9115,5115 9134,5096 9154,5078 9173,5059 9193,5041 9212,5022 9232,5004 9251,4986 9271,4967 9290,4949 9309,4930 9329,4912 9348,4893 9368,4875 9387,4856 9407,4838 9426,4819 9445,4801 9465,4782 9484,4764 9504,4745 9523,4727 9543,4708 9562,4690 9581,4688 9601,4685 9620,4683 9640,4665 9659,4646 9679,4611 9698,4577 9718,4542 9737,4507 9756,4472 9776,4437 9795,4402 9815,4368 9834,4333 9854,4298 9873,4279 9892,4261 9912,4242 9931,4224 9951,4205 9970,4186 9990,4167 10009,4148 10028,4129 10048,4110 10067,4091 10087,4072 10106,4053 10126,4034 10145,4015 10165,4012 10184,4009 10203,4007 10223,4004 10242,4001 10262,3999 10281,3996 10301,3993 10320,3990 10339,3988 10359,3985 10378,3982 10398,3980 10417,3977 10437,3974 10456,3972 10475,3969 10495,3966 10514,3964 10534,3961 10553,3958 10573,3955 10592,3953 10611,3950 10631,3947 10650,3945 10670,3942 10689,3939 10709,3937 10728,3934 10748,3931 10767,3929 10786,3926 10806,3923 10825,3920 10845,3918 10864,3915 10884,3912 10903,3910 10922,3907 10942,3904 10961,3902 10981,3899 11000,3896 11020,3894 11039,3891 11058,3888 11078,3885 11097,3883 11117,3880 11136,3877 11156,3875 11175,3872 11195,3869 11214,3867 11233,3864 11253,3861 11272,3859 11292,3856 11311,3853 11331,3850 11350,3848 11369,3845 11389,3842 11408,3840 11428,3837 11447,3834 11467,3832 11486,3829 11505,3826 11525,3823 11544,3821 11564,3818 11583,3815 11603,3813 11622,3810 11642,3807 11662,3805 11681,3802 11701,3799 11720,3797 11740,3794 11759,3791 11779,3788 11798,3786 11817,3783 11837,3780 11856,3778 11876,3775 11895,3772 11915,3753 11934,3734 11953,3715 11973,3696 11992,3677 12012,3658 12031,3639 12051,3620 12070,3601 12090,3582 12109,3563 12128,3544 12148,3541 12167,3539 12187,3536 12206,3533 12226,3531 12245,3528 12264,3509 12284,3490 12303,3471 12323,3452 12342,3433 12362,3414 12381,3395 12400,3376 12420,3357 12439,3338 12459,3319 12478,3299 12498,3280 12517,3261 12537,3259 12556,3256 12575,3253 12595,3251 12614,3248 12634,3245 12653,3243 12673,3240 12692,3237 12711,3235 12731,3232 12750,3229 12770,3226 12789,3207 12809,3188 12828,3168 12847,3149 12867,3129 12886,3110 12906,3090 12925,3087 12945,3067 12964,3048 12984,3028 13003,3008 13022,2989 13042,2969 13061,2950 13081,2930 13100,2911 13120,2891 13139,2872 13158,2868 13178,2865 13197,2862 13217,2842 13236,2823 13256,2803 13275,2784 13294,2764 13314,2744 13333,2725 13353,2705 13372,2686 13392,2666 13411,2647 13430,2627 13450,2607 13469,2588 13489,2568 13508,2549 13528,2529 13547,2510 13567,2490 13586,2470 13605,2451 13625,2415 13644,2379 13664,2343 13683,2307 13703,2288 13722,2267 13741,2248 13761,2228 13780,2208 13800,2189 13819,2169 13839,2166 13858,2163 13877,2160 13897,2156 13916,2153 13936,2150 13955,2147 13975,2143 13994,2140 14014,2137 14033,2134 14052,2132 14072,2129 14091,2126 14111,2124 14130,2121 14150,2118 14169,2115 14188,2113 14208,2110 14227,2107 14247,2105 14266,2102 14286,2083 14305,2064 14324,2045 14344,2026 14363,2007 14383,1988 14402,1969 14422,1950 14441,1931 14461,1912 14480,1893 14499,1891 14519,1889 14538,1887 14558,1885 14577,1882 14597,1880 14616,1878 14635,1876 14655,1874 14674,1872 14694,1870 14713,1867 14733,1865 14752,1863 14771,1861 14791,1859 14810,1857 14830,1854 14849,1853 14869,1851 14888,1850 14908,1848 14927,1846 14946,1845 14966,1843 14985,1842 15005,1840 15024,1822 15044,1804 15063,1786 15082,1768 15102,1750 15121,1732 15141,1714 15160,1713 15180,1711 15199,1709 15218,1708 15238,1706 15257,1705 15277,1703 15296,1701 15316,1700 15335,1698 15355,1696 15374,1695 15393,1693 15413,1692 15432,1689 15452,1687 15471,1685 15491,1683 15510,1681 15529,1679 15549,1677 15568,1674 15588,1672 15607,1670 15627,1667 15646,1664 15665,1661 15685,1659 15704,1656 15724,1653 15743,1634 15763,1615 15782,1596 15801,1577 15821,1558 15840,1539 15860,1520 15879,1501 15899,1482 15918,1463 15938,1444 15957,1425 15976,1406 15996,1387 16015,1368 16035,1349 16054,1330 16074,1311 16093,1292 16112,1273 16132,1254 16151,1235 16171,1216 16190,1197 16210,1178 16229,1175 16248,1172 16268,1170 16287,1167 16307,1164 16326,1162 16346,1159 16365,1156 16385,1153 16404,1151 16423,1148 16443,1145 16462,1143 16482,1140 16501,1137 16521,1135 16540,1132 16559,1113 16579,1094 16598,1075 16618,1056 16637,1037 16657,1018 16676,999 16695,980 16715,961 16734,942 16754,923 16773,904 16793,885 16812,865 16832,847 16851,829 16870,810 16890,792 16909,773 16929,755 16948,736 16968,718 16987,715 17006,713 17026,711 17045,693 17065,674 17084,656 17104,639 17123,621 17142,604 17162,587 17181,569 17201,552 17220,534 17240,517 17259,499 17279,482 17298,465 17317,447 17337,430 17356,412 17376,395 17395,378 17415,360 17434,343 17453,325 17473,325 17492,324 17512,324 17531,323 17551,323 17570,306 17589,289 17609,272 17628,255 17648,238 17667,221 17687,205 17706,188 17726,171 17745,154 17764,137 17784,136 17803,136 17823,135 17842,135 17862,134 17881,134 17900,133 17920,133 17939,132 17959,132 17978,131 17998,131 18017,130 18036,129 18056,129 18075,128 18095,128 18114,127 18134,127 18153,126 18173,126 18192,125 18211,125 18231,124 18250,124 18270,123 18289,122 18309,106 18328,89 18347,72 18367,56 18386,39 18406,22 18425,5 18445,4 18464,4 18483,3 18503,3 18522,2 18542,2 18561,1 18581,1 18600,0 18619,0 18639,0 18658,0 18678,0 18697,0 18717,0 18736,0 18756,0 18775,0 18794,0 18814,0 18833,0 18853,0 18872,0 18892,0 18911,0 18930,0 18950,0 18969,0 18989,0 19008,0 19028,0 19047,0 19066,0 19086,0 19105,0 19125,0 19144,0 19164,0 19183,0 19203,0 19222,0 19241,0 19261,0 19280,0 19300,0 19319,0 19339,0 19358,0 19377,0 19397,0 19416,0">
          <text:p/>
        </draw:polyline>
        <draw:frame draw:style-name="gr7" draw:text-style-name="P4" draw:layer="layout" svg:width="0.245cm" svg:height="0.335cm" svg:x="1.845cm" svg:y="0.116cm">
          <draw:text-box>
            <text:p text:style-name="P2"><text:span text:style-name="T3">4</text:span></text:p>
          </draw:text-box>
        </draw:frame>
        <draw:frame draw:style-name="gr4" draw:text-style-name="P3" draw:layer="layout" svg:width="1.496cm" svg:height="0.48cm" svg:x="8.656cm" svg:y="9.627cm">
          <draw:text-box>
            <text:p text:style-name="P2"><text:span text:style-name="T1">Time [hr]</text:span></text:p>
          </draw:text-box>
        </draw:frame>
        <draw:frame draw:style-name="gr4" draw:text-style-name="P3" draw:layer="layout" svg:width="3.334cm" svg:height="0.48cm" draw:transform="rotate (1.5707963267949) translate (0.005cm 6.541cm)">
          <draw:text-box>
            <text:p text:style-name="P2"><text:span text:style-name="T1">Energy Usage [kWh]</text:span></text:p>
          </draw:text-box>
        </draw:frame>
        <draw:polygon draw:style-name="gr8" draw:text-style-name="P5" draw:layer="layout" svg:width="1.873cm" svg:height="1.008cm" svg:x="1.776cm" svg:y="1.022cm" svg:viewBox="0 0 1874 1009" draw:points="0,1009 1874,1009 1874,0 0,0">
          <text:p/>
        </draw:polygon>
        <draw:polyline draw:style-name="gr5" draw:text-style-name="P1" draw:layer="layout" svg:width="0.599cm" svg:height="0cm" svg:x="1.888cm" svg:y="1.31cm" svg:viewBox="0 0 600 0" draw:points="0,0 300,0 600,0">
          <text:p/>
        </draw:polyline>
        <draw:frame draw:style-name="gr4" draw:text-style-name="P3" draw:layer="layout" svg:width="4.523cm" svg:height="0.48cm" svg:x="7.257cm" svg:y="-0.014cm">
          <draw:text-box>
            <text:p text:style-name="P2"><text:span text:style-name="T1">Accumulated Energy Usage</text:span></text:p>
          </draw:text-box>
        </draw:frame>
        <draw:polyline draw:style-name="gr6" draw:text-style-name="P1" draw:layer="layout" svg:width="0.599cm" svg:height="0cm" svg:x="1.888cm" svg:y="1.743cm" svg:viewBox="0 0 600 0" draw:points="0,0 300,0 600,0">
          <text:p/>
        </draw:polyline>
        <draw:frame draw:style-name="gr4" draw:text-style-name="P3" draw:layer="layout" svg:width="0.582cm" svg:height="0.48cm" svg:x="2.737cm" svg:y="1.028cm">
          <draw:text-box>
            <text:p text:style-name="P2"><text:span text:style-name="T1">Qin</text:span></text:p>
          </draw:text-box>
        </draw:frame>
        <draw:frame draw:style-name="gr4" draw:text-style-name="P3" draw:layer="layout" svg:width="0.836cm" svg:height="0.48cm" svg:x="2.566cm" svg:y="1.462cm">
          <draw:text-box>
            <text:p text:style-name="P2"><text:span text:style-name="T1">MILP</text:span></text:p>
          </draw:text-box>
        </draw:frame>
        <draw:frame draw:style-name="gr9" draw:text-style-name="P7" draw:layer="layout" svg:width="0.952cm" svg:height="0.395cm" svg:x="2.582cm" svg:y="1.54cm">
          <draw:text-box>
            <text:p text:style-name="P6"><text:span text:style-name="T4">BPAP</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Computer Modern" svg:font-family="'Computer Modern'"/>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7.768cm" fo:page-height="10.20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5-20T08:08:36.291338683</dc:date>
    <meta:editing-duration>PT2M35S</meta:editing-duration>
    <meta:editing-cycles>1</meta:editing-cycles>
    <meta:generator>LibreOffice/24.2.3.2$Linux_X86_64 LibreOffice_project/420$Build-2</meta:generator>
    <meta:document-statistic meta:object-count="35"/>
  </office:meta>
</office:document-meta>
</file>